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StarSymbol" svg:font-family="Star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margin-left="1.251cm" fo:margin-right="0cm" fo:text-indent="0cm" style:auto-text-indent="false"/>
      <style:text-properties style:font-name="Nimbus Mono L" fo:font-size="8pt" style:font-size-asian="8pt" style:font-size-complex="8pt"/>
    </style:style>
    <style:style style:name="P4" style:family="paragraph" style:parent-style-name="Standard">
      <style:paragraph-properties fo:margin-left="1.251cm" fo:margin-right="0cm" fo:text-align="justify" style:justify-single-word="false" fo:text-indent="0cm" style:auto-text-indent="false"/>
    </style:style>
    <style:style style:name="P5" style:family="paragraph" style:parent-style-name="Standard">
      <style:paragraph-properties fo:margin-left="0cm" fo:margin-right="0cm" fo:text-indent="0cm" style:auto-text-indent="false"/>
      <style:text-properties style:font-name="Nimbus Mono L" fo:font-size="8pt" style:font-size-asian="8pt" style:font-size-complex="8pt"/>
    </style:style>
    <style:style style:name="P6" style:family="paragraph" style:parent-style-name="Standard" style:list-style-name="L1"/>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8"/>
    <style:style style:name="P9" style:family="paragraph" style:parent-style-name="Standard" style:list-style-name="L2">
      <style:paragraph-properties fo:margin-left="1.251cm" fo:margin-right="0cm" fo:text-indent="0cm" style:auto-text-indent="false"/>
    </style:style>
    <style:style style:name="P10" style:family="paragraph" style:parent-style-name="Standard" style:list-style-name="L3">
      <style:paragraph-properties fo:margin-left="1.251cm" fo:margin-right="0cm" fo:text-indent="0cm" style:auto-text-indent="false"/>
    </style:style>
    <style:style style:name="P11" style:family="paragraph" style:parent-style-name="Standard" style:list-style-name="L1">
      <style:paragraph-properties fo:margin-left="1.251cm" fo:margin-right="0cm" fo:text-indent="0cm" style:auto-text-indent="false"/>
    </style:style>
    <style:style style:name="P12" style:family="paragraph" style:parent-style-name="Standard" style:list-style-name="L4">
      <style:paragraph-properties fo:margin-left="1.251cm" fo:margin-right="0cm" fo:text-indent="0cm" style:auto-text-indent="false"/>
    </style:style>
    <style:style style:name="P13" style:family="paragraph" style:parent-style-name="Standard" style:list-style-name="L5">
      <style:paragraph-properties fo:margin-left="1.251cm" fo:margin-right="0cm" fo:text-indent="0cm" style:auto-text-indent="false"/>
      <style:text-properties fo:font-weight="normal" style:font-weight-asian="normal" style:font-weight-complex="normal"/>
    </style:style>
    <style:style style:name="P14" style:family="paragraph" style:parent-style-name="Standard" style:list-style-name="L5">
      <style:paragraph-properties fo:margin-left="1.251cm" fo:margin-right="0cm" fo:text-align="justify" style:justify-single-word="false" fo:text-indent="0cm" style:auto-text-indent="false"/>
      <style:text-properties fo:font-weight="normal" style:font-weight-asian="normal" style:font-weight-complex="normal"/>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6">
      <style:paragraph-properties fo:margin-left="1.251cm" fo:margin-right="0cm" fo:text-indent="0cm" style:auto-text-indent="false"/>
    </style:style>
    <style:style style:name="P18" style:family="paragraph" style:parent-style-name="Text_20_body" style:list-style-name="L6">
      <style:paragraph-properties fo:margin-left="1.251cm" fo:margin-right="0cm" fo:text-align="justify" style:justify-single-word="false" fo:text-indent="0cm" style:auto-text-indent="false"/>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 Group: Monoton Script Rewrite</text:h>
      <text:p text:style-name="Standard">This use case group is based on the need to gradually port the Monoton script from bash to BEEN. The basic tasks performed by the Monoton script include:</text:p>
      <text:p text:style-name="Standard"/>
      <text:list text:style-name="L1">
        <text:list-item>
          <text:p text:style-name="P6">Getting a list of available versions from a remote version control repository.</text:p>
          <text:list>
            <text:list-item>
              <text:p text:style-name="P6">Depending on repository type, this uses either CVS log or SVN log.</text:p>
            </text:list-item>
            <text:list-item>
              <text:p text:style-name="P6">Some filtering options exist.</text:p>
              <text:list>
                <text:list-item>
                  <text:p text:style-name="P6">Too early dates are cut off.</text:p>
                </text:list-item>
                <text:list-item>
                  <text:p text:style-name="P6">Too frequent commits are merged.</text:p>
                </text:list-item>
              </text:list>
            </text:list-item>
          </text:list>
        </text:list-item>
      </text:list>
      <text:p text:style-name="Standard"/>
      <text:p text:style-name="P4">(JT) This requirement can be generalized to a need for existence of a way to inject a commonly used functionality (such as work with SVN or CVS) into BEEN tasks. One way to achieve this is simply statically link a bunch of code (e.g. SVN support code) to BEEN core, for example in a package like <text:s/>been.utils. But this would inflate BEEN hostruntime distribution size and would not allow adding new functionality ex-post. A better way to enable adding functionality is to infer a thing, which can be called “Pluggable BEEN Modules”. BEEN modules would be packaged similarly as BEEN packages (.bpk files) are and would be stored in software repository as well. They would act as distributable libraries, for which there will be provided a simple getter API by BEEN. Requesting a module of a given name <text:s/>will cause BEEN to lookup a local package cache, eventually download a module and instantiate a subclass of BeenPluggableModule (concrete name of the class will read from module's package metadata). In task's code the whole procedure will appear like that:</text:p>
      <text:p text:style-name="P2"/>
      <text:p text:style-name="P3">BeenPluggableModule bpm = PBMLoader.loadModule(“svn-support-module”); </text:p>
      <text:p text:style-name="P3">if (! bpm instanceof SVNSupportModule)) throw new ModuleException(“something went wrong”);</text:p>
      <text:p text:style-name="P3">SVNSupportModule svnmodule = (SVNSupportModule) bpm; </text:p>
      <text:p text:style-name="P3">svnmodule.getAvailableVersions(svn_url, svn_credentials, svn_filter) </text:p>
      <text:p text:style-name="P3"/>
      <text:p text:style-name="P2">or</text:p>
      <text:p text:style-name="P2"/>
      <text:p text:style-name="P3">SVNSupportModule svnmodule = PBMLoader.loadModule(“svn-support-module”, SVNSupportModule.class); </text:p>
      <text:p text:style-name="P3">svnmodule.getAvailableVersions(svn_url, svn_credentials, svn_filter) </text:p>
      <text:p text:style-name="P2">Benefits of this solution:</text:p>
      <text:list text:style-name="L2">
        <text:list-item>
          <text:p text:style-name="P9">It allows freely injecting functionality to BEEN (Example: do you want access to DB engine in your task? Load module “derby-db-module”, and there it is.)</text:p>
        </text:list-item>
        <text:list-item>
          <text:p text:style-name="P9">Users will no longer be forced to introduce new been tasks (such as svn-checkout) to accomplish trivialities. They will just request an appropriate module to do what they want.</text:p>
        </text:list-item>
        <text:list-item>
          <text:p text:style-name="P9">Task's code will become easier to write.</text:p>
        </text:list-item>
        <text:list-item>
          <text:p text:style-name="P9">Task generators will be simplified.</text:p>
        </text:list-item>
      </text:list>
      <text:p text:style-name="P2"/>
      <text:p text:style-name="P2">To consider:</text:p>
      <text:list text:style-name="L3">
        <text:list-item>
          <text:p text:style-name="P10">Do we want to have module dependencies? </text:p>
        </text:list-item>
      </text:list>
      <text:p text:style-name="P2"/>
      <text:p text:style-name="P2">NOTE:</text:p>
      <text:p text:style-name="P2">Suggested extension for BEEN pluggable module packages is “.bpm”.</text:p>
      <text:p text:style-name="P5"/>
      <text:p text:style-name="Standard"/>
      <text:list text:style-name="L1">
        <text:list-item text:start-value="1">
          <text:p text:style-name="P6">Downloading particular version of software.</text:p>
          <text:list>
            <text:list-item>
              <text:p text:style-name="P6"><text:soft-page-break/>Again supports multiple repository types.</text:p>
              <text:list>
                <text:list-header>
                  <text:p text:style-name="P11">(JT) only a pluggable module usage</text:p>
                </text:list-header>
              </text:list>
            </text:list-item>
          </text:list>
        </text:list-item>
      </text:list>
      <text:p text:style-name="Standard"/>
      <text:list text:style-name="L1">
        <text:list-item text:start-value="1">
          <text:p text:style-name="P6">Compiling downloaded software.</text:p>
          <text:list>
            <text:list-item>
              <text:p text:style-name="P6">Compilation is specific to particular software.</text:p>
            </text:list-item>
            <text:list-item>
              <text:p text:style-name="P6">Same sources need to be compiled multiple times.</text:p>
            </text:list-item>
          </text:list>
          <text:p text:style-name="P11">(JT)</text:p>
        </text:list-item>
        <text:list-item>
          <text:p text:style-name="P11"><text:s/>downloading can be encapsulated in a pluggable module (a generalized API to version control systems such as SVN or CVS).</text:p>
        </text:list-item>
        <text:list-item>
          <text:p text:style-name="P11"><text:s/>compilation can be encapsulated in a pluggable module (builder module) or can be implemented ad hoc.</text:p>
          <text:p text:style-name="P11"/>
        </text:list-item>
        <text:list-item>
          <text:p text:style-name="P6">Executing compiled software.</text:p>
          <text:list>
            <text:list-item>
              <text:p text:style-name="P6">Execution is specific to particular software.</text:p>
            </text:list-item>
            <text:list-item>
              <text:p text:style-name="P6">Execution potentially requires multiple hosts.</text:p>
            </text:list-item>
            <text:list-item>
              <text:p text:style-name="P6">Execution needs to be covered by timeouts.</text:p>
            </text:list-item>
            <text:list-item>
              <text:p text:style-name="P6">Results are dumps of standard output.</text:p>
            </text:list-item>
          </text:list>
        </text:list-item>
      </text:list>
      <text:p text:style-name="P2">(JT)</text:p>
      <text:list text:style-name="L1">
        <text:list-item text:start-value="1">
          <text:list>
            <text:list-item text:start-value="1">
              <text:p text:style-name="P11">features like execution with can be added into BEEN's core code.</text:p>
              <text:p text:style-name="P11"/>
            </text:list-item>
          </text:list>
        </text:list-item>
        <text:list-item>
          <text:p text:style-name="P6">Scheduling of activities.</text:p>
          <text:list>
            <text:list-item>
              <text:p text:style-name="P6">Downloading only versions that were not yet downloaded.</text:p>
            </text:list-item>
            <text:list-item>
              <text:p text:style-name="P6">Locating versions that have least builds.</text:p>
            </text:list-item>
            <text:list-item>
              <text:p text:style-name="P6">Locating builds that have least runs.</text:p>
            </text:list-item>
            <text:list-item>
              <text:p text:style-name="P6">Causes trouble with large numbers of files and directories in bash.</text:p>
            </text:list-item>
          </text:list>
        </text:list-item>
      </text:list>
      <text:p text:style-name="P2">(JT)</text:p>
      <text:list text:style-name="L4">
        <text:list-item>
          <text:p text:style-name="P12">can be implemented as a BEEN task of type service</text:p>
        </text:list-item>
        <text:list-item>
          <text:p text:style-name="P12">performance problems can be avoided by using a DBMS (e.g. a Derby DB module) to store data about downloaded versions.</text:p>
        </text:list-item>
      </text:list>
      <text:p text:style-name="Standard"/>
      <text:list text:style-name="L1">
        <text:list-item text:start-value="1">
          <text:p text:style-name="P6">Selected directories and files are automatically compressed.</text:p>
          <text:list>
            <text:list-item>
              <text:p text:style-name="P6">Every use of a compressed directory or file initiates decompression.</text:p>
            </text:list-item>
            <text:list-item>
              <text:p text:style-name="P6">Every directory or file is compressed by idle nodes one day after last use.</text:p>
              <text:list>
                <text:list-item>
                  <text:list>
                    <text:list-header>
                      <text:p text:style-name="P11">(JT)</text:p>
                    </text:list-header>
                    <text:list-item>
                      <text:p text:style-name="P11"><text:s/>can be implemeted as a BEEN task of type service</text:p>
                    </text:list-item>
                    <text:list-item>
                      <text:p text:style-name="P11"><text:s/>compression/decompression functionality can be provided by a pluggable module</text:p>
                    </text:list-item>
                  </text:list>
                </text:list-item>
              </text:list>
            </text:list-item>
          </text:list>
        </text:list-item>
      </text:list>
      <text:h text:style-name="Heading_20_2" text:outline-level="2">Use Case: Distributing Builds</text:h>
      <text:p text:style-name="P1">Keep Monoton as is, except for submitting the build activities, which take a long time, to BEEN.</text:p>
      <text:p text:style-name="P1"/>
      <text:list text:style-name="L5">
        <text:list-item>
          <text:p text:style-name="P7">How to provide BEEN with the input files ?</text:p>
        </text:list-item>
        <text:list-item>
          <text:p text:style-name="P7">How to collect the output files from BEEN ?</text:p>
          <text:p text:style-name="P13">(JT)</text:p>
        </text:list-item>
        <text:list-item>
          <text:p text:style-name="P13">Why not let BEEN to download sources from version control itself?</text:p>
        </text:list-item>
        <text:list-item>
          <text:p text:style-name="P14">If compiled files are “result” of task used for building, why not submit them to the results repository like it was any other result data?</text:p>
        </text:list-item>
        <text:list-item>
          <text:p text:style-name="P14">Would it be complicated to rewrite whole monoton functionality to BEEN (it could be nice proof that new WillBeen functionality is useful)?</text:p>
        </text:list-item>
      </text:list>
      <text:h text:style-name="Heading_20_2" text:outline-level="2"><text:soft-page-break/>Use Case: Distributing Downloads</text:h>
      <text:list text:style-name="L6">
        <text:list-item>
          <text:p text:style-name="P15">How to prevent overloading the distribution site ?</text:p>
          <text:p text:style-name="P17">(JT)</text:p>
        </text:list-item>
        <text:list-item>
          <text:p text:style-name="P18"><text:s/>a solution could be that task can only perform some action if it has obtained a token which gives it right to perform that action. Tokens will be distributed by a “token server”. After finishing the action, the token will be returned to the server. </text:p>
        </text:list-item>
        <text:list-item>
          <text:p text:style-name="P18">The whole token infrastructure functionality can be encapsulated in a pluggable module. Example: One task will load module “TokenModule” and use it to instantiate TokenServer with 5 free tokens. The concurrent tasks will instantiate TokenClient using the same module and before starting to perform an action (e.g. a download), they will request a token from token server. They will return it after finishing their actions so that other tasks can obtain the token too.</text:p>
        </text:list-item>
      </text:list>
      <text:p text:style-name="Text_20_body"/>
      <text:h text:style-name="Heading_20_2" text:outline-level="2">Use Case: Using BEEN Repositories</text:h>
      <text:p text:style-name="Text_20_body"/>
      <text:list text:style-name="L7">
        <text:list-item>
          <text:p text:style-name="P16">How to store software in BEEN repositories ?</text:p>
          <text:list>
            <text:list-item>
              <text:p text:style-name="P16">Is it perhaps better to use a plain file system ?</text:p>
            </text:list-item>
            <text:list-item>
              <text:p text:style-name="P16">Do we have to encode attributes in file names ?</text:p>
            </text:list-item>
          </text:list>
        </text:list-item>
        <text:list-item>
          <text:p text:style-name="P16">How to store results in BEEN repositories ?</text:p>
          <text:list>
            <text:list-item>
              <text:p text:style-name="P16">What about compression ?</text:p>
            </text:list-item>
            <text:list-item>
              <text:p text:style-name="P16">What about summary data calculation ?</text:p>
            </text:list-item>
          </text:list>
        </text:list-item>
      </text:list>
      <text:p text:style-name="Text_20_body"/>
      <text:h text:style-name="Heading_20_2" text:outline-level="2">Use Case: Displaying Results</text:h>
      <text:p text:style-name="Standard"/>
      <text:list text:style-name="L8">
        <text:list-item>
          <text:p text:style-name="P8">Can the current Drupal plugin work ?</text:p>
        </text:list-item>
      </text:list>
      <text:p text:style-name="Standard"/>
      <text:h text:style-name="Heading_20_2" text:outline-level="2">Use Case: Continuous Scheduling</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StarSymbol" svg:font-family="Star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2-17T10:29:29</meta:creation-date>
    <dc:creator>Jan Tattermusch</dc:creator>
    <dc:date>2009-01-06T22:50:41</dc:date>
    <meta:editing-cycles>21</meta:editing-cycles>
    <meta:editing-duration>PT11H24M17S</meta:editing-duration>
    <meta:user-defined meta:name="Info 1"/>
    <meta:user-defined meta:name="Info 2"/>
    <meta:user-defined meta:name="Info 3"/>
    <meta:user-defined meta:name="Info 4"/>
    <meta:document-statistic meta:table-count="0" meta:image-count="0" meta:object-count="0" meta:page-count="3" meta:paragraph-count="77" meta:word-count="899" meta:character-count="5677"/>
  </office:meta>
</office:document-meta>
</file>